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0c4d51"/>
    </style:style>
    <style:style style:name="P4" style:family="paragraph" style:parent-style-name="Table_20_Contents">
      <style:paragraph-properties fo:text-align="start" style:justify-single-word="false"/>
      <style:text-properties officeooo:rsid="0020c7a7" officeooo:paragraph-rsid="000d582b"/>
    </style:style>
    <style:style style:name="P5" style:family="paragraph" style:parent-style-name="Table_20_Contents" style:list-style-name="L1">
      <style:paragraph-properties fo:text-align="start" style:justify-single-word="false"/>
      <style:text-properties officeooo:rsid="000c4d51" officeooo:paragraph-rsid="000d582b"/>
    </style:style>
    <style:style style:name="T1" style:family="text">
      <style:text-properties officeooo:rsid="000d582b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4">Cambio dati orario bambino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4">Madre Carla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0175639" text:style-name="L1">
              <text:list-item>
                <text:p text:style-name="P5">Carla vorrebbe cambiare gli orari dove il bambino viene assistito all'asilo Mazzetti, in particolare, il Martedì dalle 9:00 alle 13:00 al posto dell'orario dalle 13:00 alle 20:00 cercando di avere comunque il servizio mensa;</text:p>
              </text:list-item>
              <text:list-item>
                <text:p text:style-name="P5">Carla accede al PC e si connette alla rete;</text:p>
              </text:list-item>
              <text:list-item>
                <text:p text:style-name="P5"><text:s/>Ac<text:span text:style-name="T1">c</text:span>ede al sito dell'asilo Mazzetti;</text:p>
              </text:list-item>
              <text:list-item>
                <text:p text:style-name="P5">Entra nell'area di notifica "cambia dati bambino";</text:p>
              </text:list-item>
              <text:list-item>
                <text:p text:style-name="P5">Entra nell'area "Orari";</text:p>
              </text:list-item>
              <text:list-item>
                <text:p text:style-name="P5"><text:span text:style-name="T1">Setta martedì orario: dalle 9:00 alle 13:00;</text:span></text:p>
              </text:list-item>
              <text:list-item>
                <text:p text:style-name="P5"><text:span text:style-name="T1">Conferma il servizio mensa;</text:span></text:p>
              </text:list-item>
              <text:list-item>
                <text:p text:style-name="P5"><text:span text:style-name="T1">Verifica disponibilità;</text:span></text:p>
                <text:list>
                  <text:list-item>
                    <text:p text:style-name="P5"><text:span text:style-name="T1">Disponibilità confermata;</text:span></text:p>
                  </text:list-item>
                </text:list>
              </text:list-item>
              <text:list-item>
                <text:p text:style-name="P5"><text:span text:style-name="T1">Salva le modifiche;</text:span></text:p>
              </text:list-item>
              <text:list-item>
                <text:p text:style-name="P5"><text:span text:style-name="T1">Esce dal sito;</text:span>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02:03.82</meta:creation-date>
    <meta:editing-duration>P0D</meta:editing-duration>
    <meta:editing-cycles>2</meta:editing-cycles>
    <meta:generator>LibreOffice/3.6$Windows_x86 LibreOffice_project/da8c1e6-fd468f4-454e206-f42a4a9-143cfd</meta:generator>
    <dc:date>2012-10-18T10:07:18.82</dc:date>
    <meta:document-statistic meta:table-count="1" meta:image-count="0" meta:object-count="0" meta:page-count="1" meta:paragraph-count="16" meta:word-count="105" meta:character-count="656" meta:non-whitespace-character-count="576"/>
  </office:meta>
</office:document-meta>
</file>